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8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4:06:04.408000000</meta:print-date>
    <dc:date>2021-02-14T14:06:39.095000000</dc:date>
    <meta:editing-duration>PT1H31M3S</meta:editing-duration>
    <meta:editing-cycles>12</meta:editing-cycles>
    <meta:generator>LibreOffice/6.4.4.2$Windows_X86_64 LibreOffice_project/3d775be2011f3886db32dfd395a6a6d1ca2630ff</meta:generator>
    <meta:document-statistic meta:object-count="3"/>
  </office:meta>
</office:document-meta>
</file>